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 use Custoner1</text:p>
      <text:p text:style-name="Standard">switched to db Custoner1</text:p>
      <text:p text:style-name="Standard">&gt; db.CustomerDetails.insertMany([{cust_id:"A123",amount:500,status:"A"},{cust_id:"A123",amount:250,status:"A"},{cust_id:"B212",amount:200,status:"A"},{cust_id:"A123",amount:300,status:"D"}]);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06bec8b55ce92d107447f3e"),</text:p>
      <text:p text:style-name="Standard"><text:tab/><text:tab/>ObjectId("606bec8b55ce92d107447f3f"),</text:p>
      <text:p text:style-name="Standard"><text:tab/><text:tab/>ObjectId("606bec8b55ce92d107447f40"),</text:p>
      <text:p text:style-name="Standard"><text:tab/><text:tab/>ObjectId("606bec8b55ce92d107447f41")</text:p>
      <text:p text:style-name="Standard"><text:tab/>]</text:p>
      <text:p text:style-name="Standard">}</text:p>
      <text:p text:style-name="Standard">&gt; db.Customer1.find().pretty();</text:p>
      <text:p text:style-name="Standard">&gt; db.CustomerDetails.find().pretty();</text:p>
      <text:p text:style-name="Standard">{</text:p>
      <text:p text:style-name="Standard"><text:tab/>"_id" : ObjectId("606bec8b55ce92d107447f3e"),</text:p>
      <text:p text:style-name="Standard"><text:tab/>"cust_id" : "A123",</text:p>
      <text:p text:style-name="Standard"><text:tab/>"amount" : 500,</text:p>
      <text:p text:style-name="Standard"><text:tab/>"status" : "A"</text:p>
      <text:p text:style-name="Standard">}</text:p>
      <text:p text:style-name="Standard">{</text:p>
      <text:p text:style-name="Standard"><text:tab/>"_id" : ObjectId("606bec8b55ce92d107447f3f"),</text:p>
      <text:p text:style-name="Standard"><text:tab/>"cust_id" : "A123",</text:p>
      <text:p text:style-name="Standard"><text:tab/>"amount" : 250,</text:p>
      <text:p text:style-name="Standard"><text:tab/>"status" : "A"</text:p>
      <text:p text:style-name="Standard">}</text:p>
      <text:p text:style-name="Standard">{</text:p>
      <text:p text:style-name="Standard"><text:tab/>"_id" : ObjectId("606bec8b55ce92d107447f40"),</text:p>
      <text:p text:style-name="Standard"><text:tab/>"cust_id" : "B212",</text:p>
      <text:p text:style-name="Standard"><text:tab/>"amount" : 200,</text:p>
      <text:p text:style-name="Standard"><text:tab/>"status" : "A"</text:p>
      <text:p text:style-name="Standard">}</text:p>
      <text:p text:style-name="Standard">{</text:p>
      <text:p text:style-name="Standard"><text:tab/>"_id" : ObjectId("606bec8b55ce92d107447f41"),</text:p>
      <text:p text:style-name="Standard"><text:tab/>"cust_id" : "A123",</text:p>
      <text:p text:style-name="Standard"><text:tab/>"amount" : 300,</text:p>
      <text:p text:style-name="Standard"><text:tab/>"status" : "D"</text:p>
      <text:p text:style-name="Standard">}</text:p>
      <text:p text:style-name="Standard">&gt; db.CustomerDetails.mapReduce(function(){emit(this.cust_id,this.amount);}, function(key, value){return Array.sum(value)}, {query:{status:"A"}, out:"order_details"});</text:p>
      <text:p text:style-name="Standard">{ "result" : "order_details", "ok" : 1 }</text:p>
      <text:p text:style-name="Standard">&gt; db.order_details.find({});</text:p>
      <text:p text:style-name="Standard">{ "_id" : "A123", "value" : 750 }</text:p>
      <text:p text:style-name="Standard">{ "_id" : "B212", "value" : 200 }</text:p>
      <text:p text:style-name="Standard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0:49:16.931517669</meta:creation-date>
    <dc:date>2021-04-06T10:49:39.505785625</dc:date>
    <meta:editing-duration>PT26S</meta:editing-duration>
    <meta:editing-cycles>1</meta:editing-cycles>
    <meta:document-statistic meta:table-count="0" meta:image-count="0" meta:object-count="0" meta:page-count="1" meta:paragraph-count="44" meta:word-count="116" meta:character-count="1196" meta:non-whitespace-character-count="1096"/>
    <meta:generator>LibreOffice/6.0.7.3$Linux_X86_64 LibreOffice_project/00m0$Build-3</meta:generator>
  </office:meta>
</office:document-meta>
</file>